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6.2992in" svg:height="3.5449in" svg:x="5.4874in" svg:y="0.8575in">
            <draw:object draw:notify-on-update-of-ranges="'1'.A2:'1'.A7 '1'.E1:'1'.E1 '1'.E2:'1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df-1</text:p>
          </table:table-cell>
        </table:table-row>
        <table:table-row table:style-name="ro1">
          <table:table-cell office:value-type="float" office:value="33.2753623188406" calcext:value-type="float">
            <text:p>33.2753623188406</text:p>
          </table:table-cell>
          <table:table-cell office:value-type="float" office:value="1.66376811594203" calcext:value-type="float">
            <text:p>1.66376811594203</text:p>
          </table:table-cell>
          <table:table-cell office:value-type="float" office:value="15.7" calcext:value-type="float">
            <text:p>15.7</text:p>
          </table:table-cell>
          <table:table-cell office:value-type="float" office:value="0.521" calcext:value-type="float">
            <text:p>0.521</text:p>
          </table:table-cell>
          <table:table-cell table:formula="of:=[.C2]^(-1)" office:value-type="float" office:value="0.0636942675159236" calcext:value-type="float">
            <text:p>0.0636942675159236</text:p>
          </table:table-cell>
          <table:table-cell table:formula="of:=[.C2]^(-2)*[.D2]" office:value-type="float" office:value="0.00211367601119721" calcext:value-type="float">
            <text:p>0.00211367601119721</text:p>
          </table:table-cell>
        </table:table-row>
        <table:table-row table:style-name="ro1">
          <table:table-cell office:value-type="float" office:value="38.1818181818182" calcext:value-type="float">
            <text:p>38.1818181818182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14.37" calcext:value-type="float">
            <text:p>14.37</text:p>
          </table:table-cell>
          <table:table-cell office:value-type="float" office:value="0.4811" calcext:value-type="float">
            <text:p>0.4811</text:p>
          </table:table-cell>
          <table:table-cell table:formula="of:=[.C3]^(-1)" office:value-type="float" office:value="0.069589422407794" calcext:value-type="float">
            <text:p>0.069589422407794</text:p>
          </table:table-cell>
          <table:table-cell table:formula="of:=[.C3]^(-2)*[.D3]" office:value-type="float" office:value="0.00232981705778634" calcext:value-type="float">
            <text:p>0.002329817057786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" calcext:value-type="float">
            <text:p>2.8</text:p>
          </table:table-cell>
          <table:table-cell office:value-type="float" office:value="9.94" calcext:value-type="float">
            <text:p>9.94</text:p>
          </table:table-cell>
          <table:table-cell office:value-type="float" office:value="0.3482" calcext:value-type="float">
            <text:p>0.3482</text:p>
          </table:table-cell>
          <table:table-cell table:formula="of:=[.C4]^(-1)" office:value-type="float" office:value="0.100603621730382" calcext:value-type="float">
            <text:p>0.100603621730382</text:p>
          </table:table-cell>
          <table:table-cell table:formula="of:=[.C4]^(-2)*[.D4]" office:value-type="float" office:value="0.00352416308717496" calcext:value-type="float">
            <text:p>0.003524163087174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" calcext:value-type="float">
            <text:p>4.1</text:p>
          </table:table-cell>
          <table:table-cell office:value-type="float" office:value="7.3" calcext:value-type="float">
            <text:p>7.3</text:p>
          </table:table-cell>
          <table:table-cell office:value-type="float" office:value="0.269" calcext:value-type="float">
            <text:p>0.269</text:p>
          </table:table-cell>
          <table:table-cell table:formula="of:=[.C5]^(-1)" office:value-type="float" office:value="0.136986301369863" calcext:value-type="float">
            <text:p>0.136986301369863</text:p>
          </table:table-cell>
          <table:table-cell table:formula="of:=[.C5]^(-2)*[.D5]" office:value-type="float" office:value="0.00504785137924564" calcext:value-type="float">
            <text:p>0.005047851379245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.66" calcext:value-type="float">
            <text:p>5.66</text:p>
          </table:table-cell>
          <table:table-cell office:value-type="float" office:value="0.2198" calcext:value-type="float">
            <text:p>0.2198</text:p>
          </table:table-cell>
          <table:table-cell table:formula="of:=[.C6]^(-1)" office:value-type="float" office:value="0.176678445229682" calcext:value-type="float">
            <text:p>0.176678445229682</text:p>
          </table:table-cell>
          <table:table-cell table:formula="of:=[.C6]^(-2)*[.D6]" office:value-type="float" office:value="0.00686111700732935" calcext:value-type="float">
            <text:p>0.006861117007329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1" calcext:value-type="float">
            <text:p>10.1</text:p>
          </table:table-cell>
          <table:table-cell office:value-type="float" office:value="3.35" calcext:value-type="float">
            <text:p>3.35</text:p>
          </table:table-cell>
          <table:table-cell office:value-type="float" office:value="0.1505" calcext:value-type="float">
            <text:p>0.1505</text:p>
          </table:table-cell>
          <table:table-cell table:formula="of:=[.C7]^(-1)" office:value-type="float" office:value="0.298507462686567" calcext:value-type="float">
            <text:p>0.298507462686567</text:p>
          </table:table-cell>
          <table:table-cell table:formula="of:=[.C7]^(-2)*[.D7]" office:value-type="float" office:value="0.0134105591445756" calcext:value-type="float">
            <text:p>0.01341055914457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nom</text:p>
          </table:table-cell>
          <table:table-cell table:formula="of:=[.A7]+[.B7]-[.A2]-[.B2]" office:value-type="float" office:value="177.160869565217" calcext:value-type="float">
            <text:p>177.160869565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</text:p>
          </table:table-cell>
          <table:table-cell table:formula="of:=([.E7]+[.F7]-([.E2]-[.F2]))/[.B9]" office:value-type="float" office:value="0.00141305148784146" calcext:value-type="float">
            <text:p>0.00141305148784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</text:p>
          </table:table-cell>
          <table:table-cell table:formula="of:=([.E7]-[.F7]-([.E2]+[.F2]))/[.B9]" office:value-type="float" office:value="0.00123779568565588" calcext:value-type="float">
            <text:p>0.0012377956856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table:formula="of:=([.E7]+[.F7])-[.B10]*([.A7]+[.B7])" office:value-type="float" office:value="0.0122098012599701" calcext:value-type="float">
            <text:p>0.0122098012599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table:formula="of:=[.E7]-[.F7]-[.B11]*([.A7]+[.B7])" office:value-type="float" office:value="0.0225604386143787" calcext:value-type="float">
            <text:p>0.0225604386143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10:.B11])" office:value-type="float" office:value="0.00132542358674867" calcext:value-type="float">
            <text:p>0.00132542358674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B12:.B13])" office:value-type="float" office:value="0.0173851199371744" calcext:value-type="float">
            <text:p>0.0173851199371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</text:p>
          </table:table-cell>
          <table:table-cell table:formula="of:=([.B10]-[.B11])/2" office:value-type="float" office:value="0.0000876279010927861" calcext:value-type="float">
            <text:p>8.7627901092786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</text:p>
          </table:table-cell>
          <table:table-cell table:formula="of:=ABS([.B12]-[.B13])/2" office:value-type="float" office:value="0.00517531867720431" calcext:value-type="float">
            <text:p>0.00517531867720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[.B14]^(-1)" office:value-type="float" office:value="754.475784192924" calcext:value-type="float">
            <text:p>754.475784192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pha</text:p>
          </table:table-cell>
          <table:table-cell table:formula="of:=ABS(-[.B14]^(-2))*[.B16]" office:value-type="float" office:value="49.8807551451069" calcext:value-type="float">
            <text:p>49.8807551451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</text:p>
          </table:table-cell>
          <table:table-cell table:formula="of:=[.B18]*[.B15]" office:value-type="float" office:value="13.1166519978877" calcext:value-type="float">
            <text:p>13.1166519978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o</text:p>
          </table:table-cell>
          <table:table-cell table:formula="of:=[.B15]*[.B19]+[.B18]*[.B17]" office:value-type="float" office:value="4.77183552818651" calcext:value-type="float">
            <text:p>4.77183552818651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49in" svg:x="6.3957in" svg:y="2.2902in">
            <draw:object draw:notify-on-update-of-ranges="Sheet2.A2:Sheet2.A11 Sheet2.E1:Sheet2.E1 Sheet2.E2:Sheet2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df-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4.14" calcext:value-type="float">
            <text:p>4.14</text:p>
          </table:table-cell>
          <table:table-cell office:value-type="float" office:value="0.1742" calcext:value-type="float">
            <text:p>0.1742</text:p>
          </table:table-cell>
          <table:table-cell table:formula="of:=[.C2]^(-1)" office:value-type="float" office:value="0.241545893719807" calcext:value-type="float">
            <text:p>0.241545893719807</text:p>
          </table:table-cell>
          <table:table-cell table:formula="of:=ABS(-[.C2]^(-2))*[.D2]" office:value-type="float" office:value="0.0101635977502392" calcext:value-type="float">
            <text:p>0.0101635977502392</text:p>
          </table:table-cell>
          <table:table-cell table:formula="of:=[.$B$22]*[.A2]+[.$B$24]" office:value-type="float" office:value="169.270297843459" calcext:value-type="float">
            <text:p>169.270297843459</text:p>
          </table:table-cell>
          <table:table-cell table:formula="of:=[.$B$22]*[.B2]+[.A2]*[.$B$23]+[.$B$25]" office:value-type="float" office:value="29.1975488110904" calcext:value-type="float">
            <text:p>29.19754881109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3.65" calcext:value-type="float">
            <text:p>3.65</text:p>
          </table:table-cell>
          <table:table-cell office:value-type="float" office:value="0.1595" calcext:value-type="float">
            <text:p>0.1595</text:p>
          </table:table-cell>
          <table:table-cell table:formula="of:=[.C3]^(-1)" office:value-type="float" office:value="0.273972602739726" calcext:value-type="float">
            <text:p>0.273972602739726</text:p>
          </table:table-cell>
          <table:table-cell table:formula="of:=ABS(-[.C3]^(-2))*[.D3]" office:value-type="float" office:value="0.0119722274347908" calcext:value-type="float">
            <text:p>0.0119722274347908</text:p>
          </table:table-cell>
          <table:table-cell table:formula="of:=[.$B$22]*[.A3]+[.$B$24]" office:value-type="float" office:value="191.233636620702" calcext:value-type="float">
            <text:p>191.233636620702</text:p>
          </table:table-cell>
          <table:table-cell table:formula="of:=[.$B$22]*[.B3]+[.A3]*[.$B$23]+[.$B$25]" office:value-type="float" office:value="34.0814711260468" calcext:value-type="float">
            <text:p>34.0814711260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3.37" calcext:value-type="float">
            <text:p>3.37</text:p>
          </table:table-cell>
          <table:table-cell office:value-type="float" office:value="0.1511" calcext:value-type="float">
            <text:p>0.1511</text:p>
          </table:table-cell>
          <table:table-cell table:formula="of:=[.C4]^(-1)" office:value-type="float" office:value="0.29673590504451" calcext:value-type="float">
            <text:p>0.29673590504451</text:p>
          </table:table-cell>
          <table:table-cell table:formula="of:=ABS(-[.C4]^(-2))*[.D4]" office:value-type="float" office:value="0.0133046870184645" calcext:value-type="float">
            <text:p>0.0133046870184645</text:p>
          </table:table-cell>
          <table:table-cell table:formula="of:=[.$B$22]*[.A4]+[.$B$24]" office:value-type="float" office:value="205.875862472197" calcext:value-type="float">
            <text:p>205.875862472197</text:p>
          </table:table-cell>
          <table:table-cell table:formula="of:=[.$B$22]*[.B4]+[.A4]*[.$B$23]+[.$B$25]" office:value-type="float" office:value="37.3374193360177" calcext:value-type="float">
            <text:p>37.33741933601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3.18" calcext:value-type="float">
            <text:p>3.18</text:p>
          </table:table-cell>
          <table:table-cell office:value-type="float" office:value="0.1454" calcext:value-type="float">
            <text:p>0.1454</text:p>
          </table:table-cell>
          <table:table-cell table:formula="of:=[.C5]^(-1)" office:value-type="float" office:value="0.314465408805031" calcext:value-type="float">
            <text:p>0.314465408805031</text:p>
          </table:table-cell>
          <table:table-cell table:formula="of:=ABS(-[.C5]^(-2))*[.D5]" office:value-type="float" office:value="0.0143783869308967" calcext:value-type="float">
            <text:p>0.0143783869308967</text:p>
          </table:table-cell>
          <table:table-cell table:formula="of:=[.$B$22]*[.A5]+[.$B$24]" office:value-type="float" office:value="235.160314175188" calcext:value-type="float">
            <text:p>235.160314175188</text:p>
          </table:table-cell>
          <table:table-cell table:formula="of:=[.$B$22]*[.B5]+[.A5]*[.$B$23]+[.$B$25]" office:value-type="float" office:value="43.8493157559596" calcext:value-type="float">
            <text:p>43.84931575595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1364" calcext:value-type="float">
            <text:p>0.1364</text:p>
          </table:table-cell>
          <table:table-cell table:formula="of:=[.C6]^(-1)" office:value-type="float" office:value="0.347222222222222" calcext:value-type="float">
            <text:p>0.347222222222222</text:p>
          </table:table-cell>
          <table:table-cell table:formula="of:=ABS(-[.C6]^(-2))*[.D6]" office:value-type="float" office:value="0.0164448302469136" calcext:value-type="float">
            <text:p>0.0164448302469136</text:p>
          </table:table-cell>
          <table:table-cell table:formula="of:=[.$B$22]*[.A6]+[.$B$24]" office:value-type="float" office:value="249.802540026683" calcext:value-type="float">
            <text:p>249.802540026683</text:p>
          </table:table-cell>
          <table:table-cell table:formula="of:=[.$B$22]*[.B6]+[.A6]*[.$B$23]+[.$B$25]" office:value-type="float" office:value="47.1052639659305" calcext:value-type="float">
            <text:p>47.10526396593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2.81" calcext:value-type="float">
            <text:p>2.81</text:p>
          </table:table-cell>
          <table:table-cell office:value-type="float" office:value="0.1343" calcext:value-type="float">
            <text:p>0.1343</text:p>
          </table:table-cell>
          <table:table-cell table:formula="of:=[.C7]^(-1)" office:value-type="float" office:value="0.355871886120996" calcext:value-type="float">
            <text:p>0.355871886120996</text:p>
          </table:table-cell>
          <table:table-cell table:formula="of:=ABS(-[.C7]^(-2))*[.D7]" office:value-type="float" office:value="0.0170083965501957" calcext:value-type="float">
            <text:p>0.0170083965501957</text:p>
          </table:table-cell>
          <table:table-cell table:formula="of:=[.$B$22]*[.A7]+[.$B$24]" office:value-type="float" office:value="264.444765878178" calcext:value-type="float">
            <text:p>264.444765878178</text:p>
          </table:table-cell>
          <table:table-cell table:formula="of:=[.$B$22]*[.B7]+[.A7]*[.$B$23]+[.$B$25]" office:value-type="float" office:value="50.3612121759014" calcext:value-type="float">
            <text:p>50.3612121759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2.68" calcext:value-type="float">
            <text:p>2.68</text:p>
          </table:table-cell>
          <table:table-cell office:value-type="float" office:value="0.1304" calcext:value-type="float">
            <text:p>0.1304</text:p>
          </table:table-cell>
          <table:table-cell table:formula="of:=[.C8]^(-1)" office:value-type="float" office:value="0.373134328358209" calcext:value-type="float">
            <text:p>0.373134328358209</text:p>
          </table:table-cell>
          <table:table-cell table:formula="of:=ABS(-[.C8]^(-2))*[.D8]" office:value-type="float" office:value="0.0181554912007128" calcext:value-type="float">
            <text:p>0.0181554912007128</text:p>
          </table:table-cell>
          <table:table-cell table:formula="of:=[.$B$22]*[.A8]+[.$B$24]" office:value-type="float" office:value="279.086991729674" calcext:value-type="float">
            <text:p>279.086991729674</text:p>
          </table:table-cell>
          <table:table-cell table:formula="of:=[.$B$22]*[.B8]+[.A8]*[.$B$23]+[.$B$25]" office:value-type="float" office:value="53.6171603858723" calcext:value-type="float">
            <text:p>53.61716038587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2.54" calcext:value-type="float">
            <text:p>2.54</text:p>
          </table:table-cell>
          <table:table-cell office:value-type="float" office:value="0.1262" calcext:value-type="float">
            <text:p>0.1262</text:p>
          </table:table-cell>
          <table:table-cell table:formula="of:=[.C9]^(-1)" office:value-type="float" office:value="0.393700787401575" calcext:value-type="float">
            <text:p>0.393700787401575</text:p>
          </table:table-cell>
          <table:table-cell table:formula="of:=ABS(-[.C9]^(-2))*[.D9]" office:value-type="float" office:value="0.0195610391220782" calcext:value-type="float">
            <text:p>0.0195610391220782</text:p>
          </table:table-cell>
          <table:table-cell table:formula="of:=[.$B$22]*[.A9]+[.$B$24]" office:value-type="float" office:value="293.729217581169" calcext:value-type="float">
            <text:p>293.729217581169</text:p>
          </table:table-cell>
          <table:table-cell table:formula="of:=[.$B$22]*[.B9]+[.A9]*[.$B$23]+[.$B$25]" office:value-type="float" office:value="56.8731085958432" calcext:value-type="float">
            <text:p>56.8731085958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2.31" calcext:value-type="float">
            <text:p>2.31</text:p>
          </table:table-cell>
          <table:table-cell office:value-type="float" office:value="0.1193" calcext:value-type="float">
            <text:p>0.1193</text:p>
          </table:table-cell>
          <table:table-cell table:formula="of:=[.C10]^(-1)" office:value-type="float" office:value="0.432900432900433" calcext:value-type="float">
            <text:p>0.432900432900433</text:p>
          </table:table-cell>
          <table:table-cell table:formula="of:=ABS(-[.C10]^(-2))*[.D10]" office:value-type="float" office:value="0.0223571522272821" calcext:value-type="float">
            <text:p>0.0223571522272821</text:p>
          </table:table-cell>
          <table:table-cell table:formula="of:=[.$B$22]*[.A10]+[.$B$24]" office:value-type="float" office:value="308.371443432664" calcext:value-type="float">
            <text:p>308.371443432664</text:p>
          </table:table-cell>
          <table:table-cell table:formula="of:=[.$B$22]*[.B10]+[.A10]*[.$B$23]+[.$B$25]" office:value-type="float" office:value="60.1290568058142" calcext:value-type="float">
            <text:p>60.12905680581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2.15" calcext:value-type="float">
            <text:p>2.15</text:p>
          </table:table-cell>
          <table:table-cell office:value-type="float" office:value="0.1145" calcext:value-type="float">
            <text:p>0.1145</text:p>
          </table:table-cell>
          <table:table-cell table:formula="of:=[.C11]^(-1)" office:value-type="float" office:value="0.465116279069767" calcext:value-type="float">
            <text:p>0.465116279069767</text:p>
          </table:table-cell>
          <table:table-cell table:formula="of:=ABS(-[.C11]^(-2))*[.D11]" office:value-type="float" office:value="0.0247701460248783" calcext:value-type="float">
            <text:p>0.0247701460248783</text:p>
          </table:table-cell>
          <table:table-cell table:formula="of:=[.$B$22]*[.A11]+[.$B$24]" office:value-type="float" office:value="337.655895135655" calcext:value-type="float">
            <text:p>337.655895135655</text:p>
          </table:table-cell>
          <table:table-cell table:formula="of:=[.$B$22]*[.B11]+[.A11]*[.$B$23]+[.$B$25]" office:value-type="float" office:value="66.640953225756" calcext:value-type="float">
            <text:p>66.6409532257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nom</text:p>
          </table:table-cell>
          <table:table-cell table:formula="of:=[.A11]+[.B11]-([.A2]-[.B2])" office:value-type="float" office:value="23.04" calcext:value-type="float">
            <text:p>23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</text:p>
          </table:table-cell>
          <table:table-cell table:formula="of:=([.E11]+[.F11]-([.E2]-[.F2]))/[.B13]" office:value-type="float" office:value="0.0112197972710537" calcext:value-type="float">
            <text:p>0.0112197972710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2</text:p>
          </table:table-cell>
          <table:table-cell table:formula="of:=([.E11]-[.F11]-([.E2]+[.F2]))/[.B13]" office:value-type="float" office:value="0.00818735423501923" calcext:value-type="float">
            <text:p>0.008187354235019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</text:p>
          </table:table-cell>
          <table:table-cell table:formula="of:=[.E11]+[.F11]-[.B14]*([.A11]+[.B11])" office:value-type="float" office:value="0.209167097372881" calcext:value-type="float">
            <text:p>0.209167097372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</text:p>
          </table:table-cell>
          <table:table-cell table:formula="of:=([.E11]-[.F11])-[.B15]*([.A11]+[.B11])" office:value-type="float" office:value="0.235498530084708" calcext:value-type="float">
            <text:p>0.235498530084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14:.B15])" office:value-type="float" office:value="0.00970357575303649" calcext:value-type="float">
            <text:p>0.009703575753036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B16:.B17])" office:value-type="float" office:value="0.222332813728795" calcext:value-type="float">
            <text:p>0.222332813728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m</text:p>
          </table:table-cell>
          <table:table-cell table:formula="of:=ABS([.B14]-[.B15])/2" office:value-type="float" office:value="0.00151622151801725" calcext:value-type="float">
            <text:p>0.0015162215180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</text:p>
          </table:table-cell>
          <table:table-cell table:formula="of:=ABS([.B16]-[.B17])/2" office:value-type="float" office:value="0.0131657163559134" calcext:value-type="float">
            <text:p>0.0131657163559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formula="of:=[$'1'.B18]*[.B18]" office:value-type="float" office:value="7.32111292574764" calcext:value-type="float">
            <text:p>7.32111292574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M</text:p>
          </table:table-cell>
          <table:table-cell table:formula="of:=[.B18]*[$'1'.B19]+[$'1'.B18]*[.B20]" office:value-type="float" office:value="1.62797410498546" calcext:value-type="float">
            <text:p>1.62797410498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formula="of:=[$'1'.B18]*[.B19]-[$'1'.B20]" office:value-type="float" office:value="154.628071991964" calcext:value-type="float">
            <text:p>154.628071991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</text:p>
          </table:table-cell>
          <table:table-cell table:formula="of:=[.B19]*[$'1'.B19]+[$'1'.B18]*[.B21]+[$'1'.B21]" office:value-type="float" office:value="25.7951783426045" calcext:value-type="float">
            <text:p>25.7951783426045</text:p>
          </table:table-cell>
          <table:table-cell table:number-columns-repeated="6"/>
        </table:table-row>
      </table:table>
      <table:table table:name="Sheet3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i</text:p>
          </table:table-cell>
          <table:table-cell office:value-type="float" office:value="32.3" calcext:value-type="float">
            <text:p>32.3</text:p>
          </table:table-cell>
          <table:table-cell office:value-type="float" office:value="0.02" calcext:value-type="float">
            <text:p>0.02</text:p>
          </table:table-cell>
          <table:table-cell table:formula="of:=[.B1]/2" office:value-type="float" office:value="16.15" calcext:value-type="float">
            <text:p>16.15</text:p>
          </table:table-cell>
          <table:table-cell table:formula="of:=[.C1]/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4.06" calcext:value-type="float">
            <text:p>34.06</text:p>
          </table:table-cell>
          <table:table-cell office:value-type="float" office:value="0.02" calcext:value-type="float">
            <text:p>0.02</text:p>
          </table:table-cell>
          <table:table-cell table:formula="of:=[.B2]/2" office:value-type="float" office:value="17.03" calcext:value-type="float">
            <text:p>17.03</text:p>
          </table:table-cell>
          <table:table-cell table:formula="of:=[.C2]/2"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psilon</text:p>
          </table:table-cell>
          <table:table-cell table:formula="of:=[$Sheet2.B22]/(2*PI())*LOG([.D2]/[.D1]; EXP(1))" office:value-type="float" office:value="0.061820908717" calcext:value-type="float">
            <text:p>0.061820908717</text:p>
          </table:table-cell>
          <table:table-cell office:value-type="string" calcext:value-type="string">
            <text:p>pF/cm</text:p>
          </table:table-cell>
          <table:table-cell table:formula="of:=[.B5]*10^(-10)" office:value-type="float" office:value="0.00000000000618209087" calcext:value-type="float">
            <text:p>6.1820908717E-12</text:p>
          </table:table-cell>
          <table:table-cell office:value-type="string" calcext:value-type="string">
            <text:p>F/m</text:p>
          </table:table-cell>
        </table:table-row>
        <table:table-row table:style-name="ro1">
          <table:table-cell office:value-type="string" calcext:value-type="string">
            <text:p>depsilon</text:p>
          </table:table-cell>
          <table:table-cell table:formula="of:=1/(2*PI())*(LOG([.D2]/[.D1]; EXP(1))*[$Sheet2.B23]+[$Sheet2.B22]/[.D2]*[.E1]+[$Sheet2.B22]/[.D1]*[.E2])" office:value-type="float" office:value="0.0151526115190616" calcext:value-type="float">
            <text:p>0.0151526115190616</text:p>
          </table:table-cell>
          <table:table-cell office:value-type="string" calcext:value-type="string">
            <text:p>pF/cm</text:p>
          </table:table-cell>
          <table:table-cell table:formula="of:=[.B6]*10^(-10)" office:value-type="float" office:value="0.00000000000151526115" calcext:value-type="float">
            <text:p>1.51526115190616E-12</text:p>
          </table:table-cell>
          <table:table-cell office:value-type="string" calcext:value-type="string">
            <text:p>F/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9T16:24:49.489446345</dc:date>
    <meta:editing-duration>PT22M59S</meta:editing-duration>
    <meta:editing-cycles>4</meta:editing-cycles>
    <meta:generator>LibreOffice/7.3.6.2$Linux_X86_64 LibreOffice_project/30$Build-2</meta:generator>
    <meta:document-statistic meta:table-count="3" meta:cell-count="20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4.849cm" svg:y="4.203cm" style:legend-expansion="high" chart:style-name="ch2"/>
        <chart:plot-area chart:style-name="ch3" table:cell-range-address="'1'.A2:'1'.A7 '1'.E1:'1'.E7" chart:data-source-has-labels="row" svg:x="0.32cm" svg:y="0.18cm" svg:width="14.209cm" svg:height="8.645cm">
          <chart:coordinate-region svg:x="1.232cm" svg:y="0.38cm" svg:width="13.01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E2:'1'.E7" chart:label-cell-address="'1'.E1:'1'.E1" chart:class="chart:scatter">
            <chart:domain table:cell-range-address="'1'.A2:'1'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-1</text:p>
                <draw:g>
                  <svg:desc>'1'.E1:'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2753623188406">
                <text:p>33.2753623188406</text:p>
                <draw:g>
                  <svg:desc>'1'.A2:'1'.A7</svg:desc>
                </draw:g>
              </table:table-cell>
              <table:table-cell office:value-type="float" office:value="0.0636942675159236">
                <text:p>0.0636942675159236</text:p>
                <draw:g>
                  <svg:desc>'1'.E2:'1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18181818182">
                <text:p>38.1818181818182</text:p>
              </table:table-cell>
              <table:table-cell office:value-type="float" office:value="0.069589422407794">
                <text:p>0.069589422407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.100603621730382">
                <text:p>0.100603621730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176678445229682">
                <text:p>0.176678445229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">
                <text:p>202</text:p>
              </table:table-cell>
              <table:table-cell office:value-type="float" office:value="0.298507462686567">
                <text:p>0.298507462686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846cm" svg:y="4.203cm" style:legend-expansion="high" chart:style-name="ch2"/>
        <chart:plot-area chart:style-name="ch3" table:cell-range-address="Sheet2.A2:Sheet2.A11 Sheet2.E1:Sheet2.E11" chart:data-source-has-labels="row" svg:x="0.319cm" svg:y="0.18cm" svg:width="14.208cm" svg:height="8.645cm">
          <chart:coordinate-region svg:x="1.231cm" svg:y="0.379cm" svg:width="13.1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1" chart:label-cell-address="Sheet2.E1:Sheet2.E1" chart:class="chart:scatter">
            <chart:domain table:cell-range-address="Sheet2.A2:Sheet2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-1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2:Sheet2.A11</svg:desc>
                </draw:g>
              </table:table-cell>
              <table:table-cell office:value-type="float" office:value="0.241545893719807">
                <text:p>0.241545893719807</text:p>
                <draw:g>
                  <svg:desc>Sheet2.E2:Sheet2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73972602739726">
                <text:p>0.273972602739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9673590504451">
                <text:p>0.29673590504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14465408805031">
                <text:p>0.314465408805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355871886120996">
                <text:p>0.355871886120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373134328358209">
                <text:p>0.373134328358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.393700787401575">
                <text:p>0.393700787401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432900432900433">
                <text:p>0.432900432900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465116279069767">
                <text:p>0.465116279069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